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text-transform="uppercas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0.00pt" fo:font-weight="bold" fo:font-family="'Segoe UI Symbol'" style:font-family-asian="'Segoe UI Symbol'" style:font-family-complex="'Segoe UI Symbol'" fo:background-color="transparent" style:use-window-font-color="true"/>
    </style:style>
    <style:style style:name="T3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9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12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15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19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22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25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29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32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36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39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43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46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49" style:family="paragraph">
      <style:paragraph-properties fo:line-height="100.00%" fo:text-align="left" fo:margin-left="10.80pt" fo:text-indent="-5.40pt">
        <style:tab-stops>
          <style:tab-stop style:position="38.85pt"/>
          <style:tab-stop style:position="26306.40pt"/>
          <style:tab-stop style:position="421110.85pt" style:type="right"/>
          <style:tab-stop style:position="-10.80p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10.80pt" fo:text-indent="-5.40pt">
        <style:tab-stops>
          <style:tab-stop style:position="38.85pt"/>
          <style:tab-stop style:position="26306.40pt"/>
          <style:tab-stop style:position="421110.85pt" style:type="right"/>
          <style:tab-stop style:position="-10.80pt"/>
        </style:tab-stops>
      </style:paragraph-properties>
    </style:style>
    <style:style style:name="P52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10.80pt" fo:text-indent="-5.40pt">
        <style:tab-stops>
          <style:tab-stop style:position="233.90pt"/>
          <style:tab-stop style:position="26306.40pt"/>
        </style:tab-stops>
      </style:paragraph-properties>
    </style:style>
    <style:style style:name="P55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10.80pt" fo:text-indent="-5.40pt">
        <style:tab-stops>
          <style:tab-stop style:position="492.50pt"/>
        </style:tab-stops>
      </style:paragraph-properties>
    </style:style>
    <style:style style:name="P60" style:family="paragraph">
      <style:paragraph-properties fo:line-height="100.00%" fo:text-align="left"/>
    </style:style>
    <style:style style:name="TableColumn0100" style:family="table-column">
      <style:table-column-properties style:column-width="0.689583in"/>
    </style:style>
    <style:style style:name="TableColumn0101" style:family="table-column">
      <style:table-column-properties style:column-width="2.263889in"/>
    </style:style>
    <style:style style:name="TableColumn0102" style:family="table-column">
      <style:table-column-properties style:column-width="0.445139in"/>
    </style:style>
    <style:style style:name="TableColumn0103" style:family="table-column">
      <style:table-column-properties style:column-width="1.326389in"/>
    </style:style>
    <style:style style:name="TableColumn0104" style:family="table-column">
      <style:table-column-properties style:column-width="2.265278in"/>
    </style:style>
    <style:style style:name="Table01" style:family="table">
      <style:table-properties style:width="6.990278in" fo:margin-left="0.000000in" style:writing-mode="lr" table:align="left" style:may-break-between-rows="true"/>
    </style:style>
    <style:style style:name="TableRow0100" style:family="table-row">
      <style:table-row-properties style:min-row-height="0.629861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197222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 style:min-row-height="0.157639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 style:min-row-height="0.590972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4" style:family="table-row">
      <style:table-row-properties style:min-row-height="0.197222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5" style:family="table-row">
      <style:table-row-properties style:min-row-height="0.157639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6" style:family="table-row">
      <style:table-row-properties style:min-row-height="0.827083in"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7" style:family="table-row">
      <style:table-row-properties style:min-row-height="0.157639in"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7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8" style:family="table-row">
      <style:table-row-properties style:min-row-height="1.811111in"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9" style:family="table-row">
      <style:table-row-properties style:min-row-height="0.157639in"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9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0" style:family="table-row">
      <style:table-row-properties style:min-row-height="0.590972in"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1" style:family="table-row">
      <style:table-row-properties style:min-row-height="0.283333in"/>
    </style:style>
    <style:style style:name="TableCell01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2" style:family="table-row">
      <style:table-row-properties style:min-row-height="0.236111in"/>
    </style:style>
    <style:style style:name="TableCell01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3" style:family="table-row">
      <style:table-row-properties style:min-row-height="0.250694in"/>
    </style:style>
    <style:style style:name="TableCell01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14" style:family="table-row">
      <style:table-row-properties style:min-row-height="0.137500in"/>
    </style:style>
    <style:style style:name="TableCell011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5" style:family="table-row">
      <style:table-row-properties style:min-row-height="0.197222in"/>
    </style:style>
    <style:style style:name="TableCell011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5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6" style:family="table-row">
      <style:table-row-properties style:min-row-height="0.197222in"/>
    </style:style>
    <style:style style:name="TableCell011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6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6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6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ext:p text:style-name="P1"><draw:frame text:anchor-type="as-char" svg:width="23.57mm" svg:height="23.57mm" style:rel-width="scale" style:rel-height="scale"><draw:object-ole xlink:href="OleObj1"/><draw:image xlink:href="ObjectReplacements/OleObj1"/></draw:frame><text:span text:style-name="T2"/></text:p>
      <text:p text:style-name="P1"><text:span text:style-name="T2"/></text:p>
      <text:p text:style-name="P1"><text:span text:style-name="T3">1000<text:s/></text:span><text:span text:style-name="T4">София, бул.”Кл. Охридски”<text:s/></text:span><text:span text:style-name="T5">№</text:span><text:span text:style-name="T6"><text:s/>8<text:s text:c="51"/></text:span><text:span text:style-name="T7">ТУ-София, ФКСТ, Блок 1, каб.1441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9">     </text:span><text:span text:style-name="T10"/></text:p>
      <text:p text:style-name="P1"><text:span text:style-name="T11"/></text:p>
      <text:p text:style-name="P2"><text:span text:style-name="T12">ДИПЛОМНО ЗАДАНИЕ</text:span></text:p>
      <text:p text:style-name="P3"><text:span text:style-name="T13"/></text:p>
      <text:p text:style-name="P4"><text:span text:style-name="T14">Образователна степен<text:s text:c="2"/>БАКАЛАВЪР по<text:s/></text:span><text:span text:style-name="T15">Компютърно и софтуерно инженерство</text:span><text:span text:style-name="T16"/></text:p>
      <text:p text:style-name="P5"><text:span text:style-name="T17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 table:number-columns-spanned="5">
            <text:p text:style-name="P7"><text:span text:style-name="T19">Дипломант:<text:s text:c="4"/></text:span><text:span text:style-name="T20">Гергана Димитрова Пейкова Фак.<text:s/></text:span><text:span text:style-name="T21">№</text:span><text:span text:style-name="T22">: 121218067</text:span><text:span text:style-name="T23"/></text:p>
            <text:p text:style-name="P7"><text:span text:style-name="T24"><text:s text:c="26"/></text:span><text:span text:style-name="T25">гр. София, кв.Симеоново, ул. арх. Станчо Белковски N46, Телефон: 0885176579</text:span><text:span text:style-name="T26"/></text:p>
            <text:p text:style-name="P7"><text:span text:style-name="T27"><text:s text:c="26"/>E-mail<text:s/></text:span><text:span text:style-name="T28">адрес: gergana.peikova@gmail.com</text:span><text:span text:style-name="T29"/></text:p>
            <text:p text:style-name="P7"><text:span text:style-name="T30"/></text:p>
          </table:table-cell>
          <table:covered-table-cell/>
          <table:covered-table-cell/>
          <table:covered-table-cell/>
          <table:covered-table-cell/>
        </table:table-row>
        <table:table-row table:style-name="TableRow0101">
          <table:table-cell table:style-name="TableCell010100" table:number-columns-spanned="5">
            <text:p text:style-name="P10"><text:span text:style-name="T31">/</text:span><text:span text:style-name="T32">Име, Презиме, Фамилия; Фак.<text:s/></text:span><text:span text:style-name="T33">№</text:span><text:span text:style-name="T34">;<text:s text:c="2"/></text:span><text:span text:style-name="T35">Домашен адрес; Телефон; Е-mail/</text:span><text:span text:style-name="T36"><text:s text:c="25"/></text:span><text:span text:style-name="T37">Подпис</text:span><text:span text:style-name="T38">: .....................</text:span><text:span text:style-name="T39"/></text:p>
            <text:p text:style-name="P10"><text:span text:style-name="T40"/></text:p>
          </table:table-cell>
          <table:covered-table-cell/>
          <table:covered-table-cell/>
          <table:covered-table-cell/>
          <table:covered-table-cell/>
        </table:table-row>
        <table:table-row table:style-name="TableRow0102">
          <table:table-cell table:style-name="TableCell010200" table:number-columns-spanned="5">
            <text:p text:style-name="P13"><text:span text:style-name="T40"/></text:p>
          </table:table-cell>
          <table:covered-table-cell/>
          <table:covered-table-cell/>
          <table:covered-table-cell/>
          <table:covered-table-cell/>
        </table:table-row>
        <table:table-row table:style-name="TableRow0103">
          <table:table-cell table:style-name="TableCell010300" table:number-columns-spanned="5">
            <text:p text:style-name="P16"><text:span text:style-name="T41">Тема:<text:s text:c="4"/>Проектиране и разработка на настолно приложение за динамично планиране на икономични пътувания.</text:span></text:p>
            <text:p text:style-name="P17"><text:span text:style-name="T42"/></text:p>
          </table:table-cell>
          <table:covered-table-cell/>
          <table:covered-table-cell/>
          <table:covered-table-cell/>
          <table:covered-table-cell/>
        </table:table-row>
        <table:table-row table:style-name="TableRow0104">
          <table:table-cell table:style-name="TableCell010400" table:number-columns-spanned="3">
            <text:p text:style-name="P20"><text:span text:style-name="T43">Дата на задаване</text:span><text:span text:style-name="T44">:<text:s text:c="2"/></text:span><text:span text:style-name="T45">     </text:span><text:span text:style-name="T46"/></text:p>
          </table:table-cell>
          <table:covered-table-cell/>
          <table:covered-table-cell/>
          <table:table-cell table:style-name="TableCell010403" table:number-columns-spanned="2">
            <text:p text:style-name="P20"><text:span text:style-name="T47">Крайна дата за защита:<text:s text:c="2"/></text:span><text:span text:style-name="T48">     </text:span><text:span text:style-name="T49"/></text:p>
          </table:table-cell>
          <table:covered-table-cell/>
        </table:table-row>
        <table:table-row table:style-name="TableRow0105">
          <table:table-cell table:style-name="TableCell010500" table:number-columns-spanned="3">
            <text:p text:style-name="P23"><text:span text:style-name="T49"/></text:p>
          </table:table-cell>
          <table:covered-table-cell/>
          <table:covered-table-cell/>
          <table:table-cell table:style-name="TableCell010503" table:number-columns-spanned="2">
            <text:p text:style-name="P23"><text:span text:style-name="T49"/></text:p>
          </table:table-cell>
          <table:covered-table-cell/>
        </table:table-row>
        <table:table-row table:style-name="TableRow0106">
          <table:table-cell table:style-name="TableCell010600" table:number-columns-spanned="5">
            <text:p text:style-name="P26"><text:span text:style-name="T50">Изходна постановка: </text:span></text:p>
            <text:p text:style-name="P27"><text:span text:style-name="T51"><text:s text:c="7"/></text:span><text:span text:style-name="T52">Среди за разработка: Windows 11, Pycharm</text:span></text:p>
            <text:p text:style-name="P27"><text:span text:style-name="T53"><text:s text:c="7"/></text:span><text:span text:style-name="T54">Програмни езици: Python</text:span></text:p>
            <text:p text:style-name="P27"><text:span text:style-name="T55"><text:s text:c="7"/></text:span><text:span text:style-name="T56">Библиотеки: Selenium, PyQt5</text:span><text:span text:style-name="T57"/></text:p>
          </table:table-cell>
          <table:covered-table-cell/>
          <table:covered-table-cell/>
          <table:covered-table-cell/>
          <table:covered-table-cell/>
        </table:table-row>
        <table:table-row table:style-name="TableRow0107">
          <table:table-cell table:style-name="TableCell010700" table:number-columns-spanned="3">
            <text:p text:style-name="P30"><text:span text:style-name="T57"/></text:p>
          </table:table-cell>
          <table:covered-table-cell/>
          <table:covered-table-cell/>
          <table:table-cell table:style-name="TableCell010703" table:number-columns-spanned="2">
            <text:p text:style-name="P30"><text:span text:style-name="T57"/></text:p>
          </table:table-cell>
          <table:covered-table-cell/>
        </table:table-row>
        <table:table-row table:style-name="TableRow0108">
          <table:table-cell table:style-name="TableCell010800" table:number-columns-spanned="5">
            <text:p text:style-name="P33"><text:span text:style-name="T58">Съдържание на обяснителната записка:</text:span></text:p>
            <text:p text:style-name="P34"><text:span text:style-name="T59"><text:s text:c="6"/>1.<text:s/></text:span><text:span text:style-name="T60">Анализ на съществуващи решения</text:span></text:p>
            <text:p text:style-name="P34"><text:span text:style-name="T61"><text:s text:c="6"/>2.<text:s/></text:span><text:span text:style-name="T62">Функционално описание на приложението</text:span></text:p>
            <text:p text:style-name="P34"><text:span text:style-name="T63"><text:s text:c="6"/>3.<text:s/></text:span><text:span text:style-name="T64">Програмна реализация на системата</text:span></text:p>
            <text:p text:style-name="P34"><text:span text:style-name="T65"><text:s text:c="6"/>4.<text:s/></text:span><text:span text:style-name="T66">Ръководство за употреба</text:span></text:p>
            <text:p text:style-name="P34"><text:span text:style-name="T67"><text:s text:c="6"/>5.<text:s/></text:span><text:span text:style-name="T68">Експериментални данни</text:span></text:p>
            <text:p text:style-name="P34"><text:span text:style-name="T69"><text:s text:c="6"/></text:span><text:span text:style-name="T70">     </text:span><text:span text:style-name="T71"/></text:p>
            <text:p text:style-name="P34"><text:span text:style-name="T72"><text:s text:c="6"/></text:span><text:span text:style-name="T73">     </text:span><text:span text:style-name="T74"/></text:p>
            <text:p text:style-name="P34"><text:span text:style-name="T75"><text:s text:c="6"/></text:span><text:span text:style-name="T76">     </text:span><text:span text:style-name="T77"/></text:p>
          </table:table-cell>
          <table:covered-table-cell/>
          <table:covered-table-cell/>
          <table:covered-table-cell/>
          <table:covered-table-cell/>
        </table:table-row>
        <table:table-row table:style-name="TableRow0109">
          <table:table-cell table:style-name="TableCell010900" table:number-columns-spanned="3">
            <text:p text:style-name="P37"><text:span text:style-name="T77"/></text:p>
          </table:table-cell>
          <table:covered-table-cell/>
          <table:covered-table-cell/>
          <table:table-cell table:style-name="TableCell010903" table:number-columns-spanned="2">
            <text:p text:style-name="P37"><text:span text:style-name="T77"/></text:p>
          </table:table-cell>
          <table:covered-table-cell/>
        </table:table-row>
        <table:table-row table:style-name="TableRow0110">
          <table:table-cell table:style-name="TableCell011000" table:number-columns-spanned="5">
            <text:p text:style-name="P40"><text:span text:style-name="T78">Експериментална част: </text:span></text:p>
            <text:p text:style-name="P41"><text:span text:style-name="T79"><text:s text:c="6"/></text:span><text:span text:style-name="T80">Примери за ползване на приложението и резултати от ескпериментални данни</text:span></text:p>
            <text:p text:style-name="P41"><text:span text:style-name="T81"><text:s text:c="6"/></text:span><text:span text:style-name="T82">     </text:span><text:span text:style-name="T83"/></text:p>
          </table:table-cell>
          <table:covered-table-cell/>
          <table:covered-table-cell/>
          <table:covered-table-cell/>
          <table:covered-table-cell/>
        </table:table-row>
        <table:table-row table:style-name="TableRow0111">
          <table:table-cell table:style-name="TableCell011100" table:number-columns-spanned="3">
            <text:p text:style-name="P44"><text:span text:style-name="T84"><text:s text:c="2"/></text:span><text:span text:style-name="T85"/></text:p>
          </table:table-cell>
          <table:covered-table-cell/>
          <table:covered-table-cell/>
          <table:table-cell table:style-name="TableCell011103" table:number-columns-spanned="2">
            <text:p text:style-name="P44"><text:span text:style-name="T85"/></text:p>
          </table:table-cell>
          <table:covered-table-cell/>
        </table:table-row>
        <table:table-row table:style-name="TableRow0112">
          <table:table-cell table:style-name="TableCell011200" table:number-columns-spanned="3">
            <text:p text:style-name="P47"><text:span text:style-name="T86">Консултант:<text:s/></text:span><text:span text:style-name="T87">........................................</text:span><text:span text:style-name="T88"/></text:p>
          </table:table-cell>
          <table:covered-table-cell/>
          <table:covered-table-cell/>
          <table:table-cell table:style-name="TableCell011203" table:number-columns-spanned="2">
            <text:p text:style-name="P47"><text:span text:style-name="T89">Научен ръководител:<text:s/></text:span><text:span text:style-name="T90">.........................................</text:span><text:span text:style-name="T91"/></text:p>
          </table:table-cell>
          <table:covered-table-cell/>
        </table:table-row>
        <table:table-row table:style-name="TableRow0113">
          <table:table-cell table:style-name="TableCell011300">
            <text:p text:style-name="P50"><text:span text:style-name="T91"/></text:p>
          </table:table-cell>
          <table:table-cell table:style-name="TableCell011301">
            <text:p text:style-name="P50"><text:span text:style-name="T92"><text:s text:c="2"/>/<text:s/></text:span><text:span text:style-name="T93">проф. д-р М. Лазарова /</text:span><text:span text:style-name="T94"/></text:p>
          </table:table-cell>
          <table:table-cell table:style-name="TableCell011302" table:number-columns-spanned="2">
            <text:p text:style-name="P50"><text:span text:style-name="T94"/></text:p>
          </table:table-cell>
          <table:covered-table-cell/>
          <table:table-cell table:style-name="TableCell011304">
            <text:p text:style-name="P50"><text:span text:style-name="T95">/<text:s/></text:span><text:span text:style-name="T96">д-р Д. Андреев /</text:span><text:span text:style-name="T97"/></text:p>
          </table:table-cell>
        </table:table-row>
        <table:table-row table:style-name="TableRow0114">
          <table:table-cell table:style-name="TableCell011400" table:number-columns-spanned="3">
            <text:p text:style-name="P53"><text:span text:style-name="T97"/></text:p>
          </table:table-cell>
          <table:covered-table-cell/>
          <table:covered-table-cell/>
          <table:table-cell table:style-name="TableCell011403" table:number-columns-spanned="2">
            <text:p text:style-name="P53"><text:span text:style-name="T97"/></text:p>
          </table:table-cell>
          <table:covered-table-cell/>
        </table:table-row>
        <table:table-row table:style-name="TableRow0115">
          <table:table-cell table:style-name="TableCell011500" table:number-columns-spanned="5">
            <text:p text:style-name="P56"><text:span text:style-name="T98"><text:s text:c="37"/></text:span><text:span text:style-name="T99">Ръководител катедра “Компютърни системи”:<text:s/></text:span><text:span text:style-name="T100">.........................................</text:span><text:span text:style-name="T101"/></text:p>
          </table:table-cell>
          <table:covered-table-cell/>
          <table:covered-table-cell/>
          <table:covered-table-cell/>
          <table:covered-table-cell/>
        </table:table-row>
        <table:table-row table:style-name="TableRow0116">
          <table:table-cell table:style-name="TableCell011600" table:number-columns-spanned="5">
            <text:p text:style-name="P58"><text:span text:style-name="T102"><text:s text:c="122"/></text:span><text:span text:style-name="T103">/</text:span><text:span text:style-name="T104">проф. д-р Н. Кучмова</text:span><text:span text:style-name="T105">/</text:span><text:span text:style-name="T106"/></text:p>
            <text:p text:style-name="P58"><text:span text:style-name="T107"/></text:p>
          </table:table-cell>
          <table:covered-table-cell/>
          <table:covered-table-cell/>
          <table:covered-table-cell/>
          <table:covered-table-cell/>
        </table:table-row>
      </table:table>
      <text:p text:style-name="P60"><text:span text:style-name="T10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